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X Documentation</text:p>
      <text:p text:style-name="Standard"/>
      <text:p text:style-name="Standard"><text:a xlink:type="simple" xlink:href="https://python-docx.readthedocs.io/en/latest/user/documents.html" text:style-name="Internet_20_link" text:visited-style-name="Visited_20_Internet_20_Link">https://python-docx.readthedocs.io/en/latest/user/documents.html</text:a></text:p>
      <text:p text:style-name="Standard"/>
      <text:p text:style-name="Standard">PyQt5 tutorial</text:p>
      <text:p text:style-name="Standard"/>
      <text:p text:style-name="Standard"><text:a xlink:type="simple" xlink:href="https://www.youtube.com/watch?v=RtSMh_JZOz8" text:style-name="Internet_20_link" text:visited-style-name="Visited_20_Internet_20_Link">https://www.youtube.com/watch?v=RtSMh_JZOz8</text:a></text:p>
      <text:p text:style-name="Standard"/>
      <text:p text:style-name="Standard">Github repo</text:p>
      <text:p text:style-name="Standard"/>
      <text:p text:style-name="Standard">https://github.com/RCorpy/pylabel.gi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4-06-25T01:33:23.50</dc:date>
    <meta:editing-duration>P0D</meta:editing-duration>
    <meta:generator>OpenOffice/4.1.14$Win32 OpenOffice.org_project/4114m1$Build-9811</meta:generator>
    <meta:document-statistic meta:table-count="0" meta:image-count="0" meta:object-count="0" meta:page-count="1" meta:paragraph-count="6" meta:word-count="9" meta:character-count="187"/>
    <dc:creator>Ramon  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